
<file path=META-INF/manifest.xml><?xml version="1.0" encoding="utf-8"?>
<manifest:manifest xmlns:manifest="urn:oasis:names:tc:opendocument:xmlns:manifest:1.0">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automatic-styles>
    <style:style style:name="P1" style:family="paragraph">
      <style:paragraph-properties style:master-page-name="Standard1" fo:background-color="transparent" fo:line-height="180%" fo:margin-bottom="0.000000000000000pt" fo:margin-left="0.000000000000000pt" fo:margin-right="0.000000000000000pt" fo:margin-top="0.000000000000000pt" fo:text-align="start" fo:text-indent="0.000000000000000pt" style:font-independent-line-spacing="false"/>
      <style:text-properties fo:color="#000000" fo:font-family="Sans Serif" fo:font-size="12.000000000000000pt"/>
    </style:style>
    <style:style style:name="T1" style:family="text">
      <style:text-properties fo:font-family="times new roman" fo:font-size="11.000000000000000pt"/>
    </style:style>
    <style:style style:name="P2" style:family="paragraph">
      <style:paragraph-properties fo:background-color="transparent" fo:line-height="180%" fo:margin-bottom="0.000000000000000pt" fo:margin-left="0.000000000000000pt" fo:margin-right="0.000000000000000pt" fo:margin-top="0.000000000000000pt" fo:text-align="start" fo:text-indent="0.000000000000000pt" style:font-independent-line-spacing="false"/>
      <style:text-properties fo:color="#000000" fo:font-family="times new roman" fo:font-size="11.000000000000000pt"/>
    </style:style>
    <style:style style:name="P3" style:family="paragraph">
      <style:paragraph-properties fo:background-color="transparent" fo:line-height="180%" fo:margin-bottom="0.000000000000000pt" fo:margin-left="0.000000000000000pt" fo:margin-right="0.000000000000000pt" fo:margin-top="0.000000000000000pt" fo:text-align="center" fo:text-indent="0.000000000000000pt" style:font-independent-line-spacing="false"/>
      <style:text-properties fo:color="#000000" fo:font-family="times new roman" fo:font-size="11.000000000000000pt"/>
    </style:style>
    <style:style style:name="T2" style:family="text">
      <style:text-properties fo:font-style="italic"/>
    </style:style>
    <style:style style:name="P4" style:family="paragraph">
      <style:paragraph-properties fo:background-color="transparent" fo:line-height="180%" fo:margin-bottom="0.000000000000000pt" fo:margin-left="0.000000000000000pt" fo:margin-right="0.000000000000000pt" fo:margin-top="0.000000000000000pt" fo:text-align="start" fo:text-indent="0.000000000000000pt" style:font-independent-line-spacing="false"/>
      <style:text-properties fo:color="#000000" fo:font-family="times new roman" fo:font-size="11.000000000000000pt" fo:font-style="italic"/>
    </style:style>
  </office:automatic-styles>
  <office:body>
    <office:text>
      <text:tracked-changes/>
      <text:page-sequence>
        <text:page text:master-page-name="Standard1"/>
        <text:page text:master-page-name="Standard1"/>
      </text:page-sequence>
      <text:p text:style-name="P1"><text:span text:style-name="T1">Aron Fyodor M. Asor<text:tab/><text:tab/><text:tab/><text:tab/><text:tab/><text:tab/><text:tab/><text:tab/><text:tab/><text:tab/>Fil 12 U</text:span></text:p>
      <text:p text:style-name="P2">090275<text:tab/><text:tab/><text:tab/><text:tab/><text:tab/><text:tab/><text:tab/><text:tab/><text:tab/><text:tab/><text:tab/>Enero 4, 2010</text:p>
      <text:p text:style-name="P2"/>
      <text:p text:style-name="P3">Panggagahasa kay Fe</text:p>
      <text:p text:style-name="P2"/>
      <text:p text:style-name="P2"/>
      <text:p text:style-name="P2"><text:tab/><text:span text:style-name="T2">Sa isang barrio matatagpuan ang isang puno na maraming sikreto. Isa na dito ang sikreto ng mga nakabitay na babae: makikita mo silang nakalambitin sa puno minsan tuwing gabi. Ang sabi ng matatanda, sila'y mga babaeng ginahasa at pinatay ng mga hapon noong ikalawang giyerang pandaigdig.</text:span></text:p>
      <text:p text:style-name="P4"/>
      <text:p text:style-name="P4"><text:tab/>Kababalik lang ni Fe mula sa trabaho sa Singapore. Nagsibak siya ng kawayan upang makahingi ng perang pamalengke mula kay Arturo, ang may-ari ng pagawaan ng buslo. Ginamit ni Fe ang pera upang makapamalengke at makaluto ng hapunan para sa kanilang dalawa at ng kaniyang asawang si Dante. Si Dante ay nagtratrabaho kay Arturo bilang tagakolekta ng kawayang panggawa ng buslo. Habang sila'y kumakain ng hapunan, napagusapan nila ang lupang ibinenta nila kay Arturo upang maipadala si Fe sa Singapore. Inimungkahi ni Fe na hingin nalang nila ang lupa mula kay Arturo imbis na bayaran ito. Ikinagalit ito ni Dante. Ayaw daw niyang mapahiya kay Arturo. Pinilit ni Fe ang kaniyang mungkahi ngunit sinampal siya ni Dante.<text:s/></text:p>
      <text:p text:style-name="P2"><text:tab/>Sa gabing iyon, may lumitaw na anino sa kwarto ng mag-asawa...</text:p>
      <text:p text:style-name="P2"><text:tab/>Kinaumagahan, nagaayos ng bahay si Fe habang nasa trabaho si Dante. Napansin ni Fe na may buslong puno ng maitim na prutas sa hagdan papunta sa kanilang bahay. Kinuha niya ito, tuwang-tuwa sa pagaakalang galing ito sa kanyang asawa. Inihain niya ito sa hapunan para pagsaluhan nila. Ngunit nagalit si Dante. Hindi daw ito galing sa kanya. Bagkus, nagalit siya dahil pinaghihinalaan niyang galing ito kay Arturo na dating manliligaw ni Fe. Sinapak niya si Fe dahil dito. Nasaktan ng husto si Fe ngunit pinilit pa rin niyang makabalik sa kwarto ng walang tulong ni Dante. Pagdating sa kwarto'y pinilit makipagtalik ni Dante kay Fe. Sa una'y lumaban si Fe. Ngunit 'di kalauna'y nakuha rin ni Dante ang kaniyang gusto.</text:p>
      <text:p text:style-name="P2"><text:tab/>Kinaumagaha'y nagaayos si Fe muli habang pumunta na para magtrabaho si Dante. Nakita muli ni Fe ang buslo na naglalaman ng maiitim na prutas. Inilibing niya ito sa likod ng kanilang bahay upang maiwasan ang galit ng kaniyang asawa. Kinausap niya si Arturo upang matigilan na ang pagsipot ng mga buslo. Ngunit itinanggi ito ni Arturo: wala siyang alam tungkol sa buslong sinasabi niya.<text:s/></text:p>
      <text:p text:style-name="P2"><text:tab/>Napansin rin ni Fe ang pagiging malapit nina Dante at ang dalagang si Gie. Binalikan muli nina Fe at Arturo ang pagiibigan nila. Naisipang magtanan ni Fe kasama si Arturo. Tumanggi si Arturo; Kailangan daw niyang asikasuhin ang kanyang negosyong pagawaan ng buslo.<text:s/></text:p>
      <text:p text:style-name="P2"><text:tab/>Samantala, palapit ng palapit ang buslo ng maiitim na prutas. Natakot si Fe. Kumonsulta siya kasama ni Arturo sa isang albularyo. Kapre ang manliligaw ni Fe, ika ng albularyo. Masuyong manliligaw ang kapre. Binalaan ng albularyo si Fe na tanggihan lahat ng inaalok ng kanyang manunuyo. Lalung-lalo na kung nag-alok ito ng itim na kanin.</text:p>
      <text:p text:style-name="P2"><text:tab/>Isang gabi, nagising si Fe sa mga kalabog ng kalesa. Lumabas siya upang hanapin ito. Sa halip na kalesa'y si Arturo ang kaniyang nakita. Tulog si Arturo sa tabi ng kanilang bahay. Ginising ni Fe si Arturo. Tinanong ni Fe kung may nakitang kalesa si Arturo. Wala, sagot ni Arturo. Samantala, nagising si Dante sa ingay na ginagawa ng dalawang nasa labas. Lumabas siya at galit na galit na hinarap ang dalawa. Nagsuntukan si Dante at Arturo. Nagwagi si Dante at sinasabunutan si Fe habang pabalik sa bahay. Nakita ng kapatid ni Arturo ang away na naganap at ang pangaabusong ginawa ni Dante kay Fe kaya isinumbong niya si Dante sa pulis.</text:p>
      <text:p text:style-name="P2"><text:tab/>Nang mahuli si Dante ng mga pulis, pumunta si Fe sa puno na aniya'y maraming sikreto. Humiga siya sa ilalim nito at ipinikit ang mga mata.<text:s/></text:p>
      <text:p text:style-name="P2"><text:tab/>Nawala si Fe.<text:s/></text:p>
      <text:p text:style-name="P2"><text:tab/>Samantala, kumuha si Arturo ng palakol upang putulin ang punong maraming sikreto. Sinibak niya ito at ginawang upuan. Ngunit laking gulat niya nang lumitaw ang isang lalakeng nababalutan ng maiitim na marka. Siya daw ang kapre, at inaangkin na niya si Fe.<text:s/></text:p>
      <text:p text:style-name="P2"><text:tab/> Naroon na si Fe sa mundo ng kapre, at inaalok siyang kumain ng itim na kani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styles>
    <style:default-style style:family="paragraph"/>
    <style:style style:name="Standard" style:display-name="Standard" style:family="paragraph">
      <style:text-properties fo:font-size="12.000000000000000pt"/>
    </style:style>
    <style:style style:name="Head_201" style:display-name="Head 1" style:family="paragraph" style:list-style-name="Numbering_20Style_20for_20Head_201" style:next-style-name="Standard">
      <style:text-properties fo:font-size="20.000000000000000pt" fo:font-weight="bold"/>
    </style:style>
    <style:style style:name="Head_202" style:display-name="Head 2" style:family="paragraph" style:list-style-name="Numbering_20Style_20for_20Head_202" style:next-style-name="Standard">
      <style:text-properties fo:font-size="16.000000000000000pt" fo:font-weight="bold"/>
    </style:style>
    <style:style style:name="Enumerated_20List" style:display-name="Enumerated List" style:family="paragraph" style:list-style-name="Numbering_20Style_20for_20Enumerated_20List">
      <style:text-properties fo:font-size="12.000000000000000pt"/>
    </style:style>
    <style:style style:name="Head_203" style:display-name="Head 3" style:family="paragraph" style:list-style-name="Numbering_20Style_20for_20Head_203" style:next-style-name="Standard">
      <style:text-properties fo:font-size="12.000000000000000pt" fo:font-weight="bold"/>
    </style:style>
    <style:style style:name="Alphabetical_20List" style:display-name="Alphabetical List" style:family="paragraph" style:list-style-name="Numbering_20Style_20for_20Alphabetical_20List">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Bullet_20List" style:display-name="Bullet List" style:family="paragraph" style:list-style-name="Numbering_20Style_20for_20Bullet_20List">
      <style:text-properties fo:font-size="12.000000000000000pt"/>
    </style:style>
    <text:list-style style:name="Numbering_20Style_20for_20Head_201" style:display-name="Numbering Style for Head 1">
      <text:list-level-style-number text:level="1" style:num-suffix="." text:start-value="1" text:display-levels="1" style:num-format="1">
        <style:list-level-properties fo:text-align="start"/>
      </text:list-level-style-number>
    </text:list-style>
    <text:list-style style:name="Numbering_20Style_20for_20Head_202" style:display-name="Numbering Style for Head 2">
      <text:list-level-style-number text:level="2" style:num-suffix="." text:start-value="1" text:display-levels="2" style:num-format="1">
        <style:list-level-properties fo:text-align="start"/>
      </text:list-level-style-number>
    </text:list-style>
    <text:list-style style:name="Numbering_20Style_20for_20Enumerated_20List" style:display-name="Numbering Style for Enumerated List">
      <text:list-level-style-number text:level="1" style:num-suffix="." text:start-value="1" text:display-levels="1" style:num-format="1">
        <style:list-level-properties fo:text-align="start"/>
      </text:list-level-style-number>
    </text:list-style>
    <text:list-style style:name="Numbering_20Style_20for_20Head_203" style:display-name="Numbering Style for Head 3">
      <text:list-level-style-number text:level="3" style:num-suffix="." text:start-value="1" text:display-levels="3" style:num-format="1">
        <style:list-level-properties fo:text-align="start"/>
      </text:list-level-style-number>
    </text:list-style>
    <text:list-style style:name="Numbering_20Style_20for_20Alphabetical_20List" style:display-name="Numbering Style for Alphabetical List">
      <text:list-level-style-number text:level="1" style:num-suffix=")" text:start-value="1" text:display-levels="1" style:num-format="a">
        <style:list-level-properties fo:text-align="start"/>
      </text:list-level-style-number>
    </text:list-style>
    <text:list-style style:name="Numbering_20Style_20for_20Bullet_20List" style:display-name="Numbering Style for Bullet List">
      <text:list-level-style-bullet text:level="1" text:bullet-char="●">
        <style:list-level-properties fo:text-align="start"/>
      </text:list-level-style-bullet>
    </text:list-style>
  </office:styles>
  <office:automatic-styles>
    <style:page-layout style:name="pm1" style:page-usage="all">
      <style:page-layout-properties fo:margin-bottom="42.000000000000000pt" fo:margin-left="57.000000000000000pt" fo:margin-right="57.000000000000000pt" fo:margin-top="42.000000000000000pt" fo:page-height="841.890999999999963pt" fo:page-width="595.277000000000044pt" style:print-orientation="portrait">
    
   </style:page-layout-properties>
    </style:page-layout>
    <style:page-layout style:name="pm2" style:page-usage="all">
      <style:page-layout-properties fo:margin-bottom="56.693011599999998pt" fo:margin-left="56.693011599999998pt" fo:margin-right="56.693011599999998pt" fo:margin-top="56.693011599999998pt" fo:page-height="841.891222259999950pt" fo:page-width="595.276621799999930pt" style:print-orientation="portrait">
    
   </style:page-layout-properties>
    </style:page-layout>
  </office:automatic-styles>
  <office:master-styles>
    <style:master-page style:name="Standard1" style:page-layout-name="pm1"/>
    <style:master-page style:name="Standard2" style:page-layout-name="pm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KOffice/2.1.0</meta:generator>
    <dc:title/>
    <meta:initial-creator>Unknown</meta:initial-creator>
    <meta:editing-cycles>1</meta:editing-cycles>
    <dc:date>2010-01-04T09:27:51</dc:date>
    <meta:creation-date>2008-08-22T11:41:04</meta:creation-date>
    <dc:creator>Aron Asor</dc:creator>
  </office:meta>
</office:document-meta>
</file>